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2D000001C1E80123B9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swiss"/>
    <style:font-face style:name="Arial" svg:font-family="Ari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style="italic" style:font-size-asian="20pt" style:font-style-asian="italic" style:font-size-complex="20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raw:frame draw:style-name="fr1" draw:name="graphics1" text:anchor-type="paragraph" svg:width="4.815cm" svg:height="7.198cm" draw:z-index="0"><draw:image xlink:href="Pictures/20000007000012D000001C1E80123B9F.svm" xlink:type="simple" xlink:show="embed" xlink:actuate="onLoad"/></draw:frame></text:p>
      <text:p text:style-name="P2">Love in the Life of Spies</text:p>
      <text:p text:style-name="P5">by Frank Thomas Smith</text:p>
      <text:p text:style-name="Standard"/>
      <text:p text:style-name="P4">Chapters 8 - 10</text:p>
      <text:p text:style-name="Standard"/>
      <text:p text:style-name="Standard"/>
      <text:p text:style-name="P1">Chapter 8</text:p>
      <text:p text:style-name="Standard"/>
      <text:p text:style-name="Standard"/>
      <text:p text:style-name="P3">Camp King, Oberursel, Germany</text:p>
      <text:p text:style-name="Standard">“Are you comfortable in your quarters, Frau Cornelius?” Lt. Jacks asked the attractive <text:s text:c="2"/>young <text:s text:c="2"/>lady <text:s text:c="2"/>seated <text:s text:c="2"/>across <text:s text:c="2"/>from <text:s text:c="2"/>him <text:s text:c="2"/>in <text:s text:c="2"/>Bavarian-American accented German. It was his first interrogation on his own, but he had been advised that it was routine, she was merely a defector’s wife. The room was small but tastefully decorated and they sat in padded chairs. During the war the <text:s/>Germans <text:s/>had <text:s/>used <text:s/>it <text:s/>for <text:s/>the <text:s/>good-cop <text:s/>part <text:s/>of <text:s/>interrogation. <text:s/>If <text:s/>the P.O.W.s, American and British flyers, were not cooperative they <text:s/>went <text:s/>next to the dungeon below for a few days for bad-cop softening up, no torture, just isolation, <text:s/>were then brought back up <text:s/>for more officer and gentleman treatment. Most stuck to the name, rank and serial number bit, but some were <text:s/>willing <text:s/>to <text:s/>discuss <text:s/>personal <text:s/>things <text:s/>like <text:s/>wives, <text:s/>children, <text:s/>home <text:s/>towns, with <text:s/>their <text:s/>interrogators, <text:s/>and <text:s/>this <text:s/>inevitably <text:s/>led <text:s/>to <text:s/>elements <text:s/>of <text:s/>military information. Either way, they all wound up in P.O.W. camps. </text:p>
      <text:p text:style-name="Standard">The East Germans the Americans questioned were told they were there voluntarily and were <text:s/>free to go at any time – which <text:s/>was partly true: they could leave, but if they didn’t return within twenty-four hours they would be picked <text:s/>up <text:s/>by <text:s/>the <text:s/>German <text:s/>police <text:s/>and <text:s/>turned <text:s/>over <text:s/>to <text:s/>West <text:s/>German Intelligence, <text:s/>where <text:s/>they <text:s/>were <text:s/><text:soft-page-break/>threatened <text:s/>with <text:s/>being <text:s/>sent <text:s/>back <text:s/>East, <text:s/>the result being that they rushed back to Camp King apologizing profusely. <text:s text:c="2"/></text:p>
      <text:p text:style-name="Standard">Jacks had read her husband’s interrogation file and had to corroborate the <text:s/>personal information, then <text:s/>ask her about the Foreign <text:s/>Affairs Ministry, where she had worked in the travel department. Finally, what they asked all defectors: conditions in the German Democratic Republic.</text:p>
      <text:p text:style-name="Standard">She had it all down pat: told Jacks about her husband’s military career – going nowhere because of his lack of motivation, which created suspicion – the <text:s/>names <text:s/>of <text:s/>Foreign <text:s/>Affairs <text:s/>Ministry <text:s/>officials and <text:s/>their <text:s/>travel <text:s/>history, <text:s/>as well as she could remember. Mostly they traveled around the Eastern bloc, including Moscow; only the higher ups went to the west, and they were too important for her to handle. <text:s/>Conditions? <text:s/>She <text:s/>was <text:s/>supposed <text:s/>to <text:s/>tell <text:s/>the truth, <text:s/>and <text:s/>she <text:s/>did: <text:s/>shortages <text:s/>of <text:s/>almost <text:s/>everything, <text:s/>although <text:s/>she <text:s/>was privileged <text:s/>in <text:s/>that <text:s/>respect <text:s/>because <text:s/>of <text:s/>her <text:s/>job in the <text:s/>Ministry. <text:s/>But all her relatives and friends expected her to buy things for them, and she had to ask an official, <text:s/>which <text:s/>she <text:s/>didn’t <text:s/>like <text:s/>to <text:s/>do, <text:s/>especially <text:s/>as <text:s/>most <text:s/>of <text:s/>them expected <text:s/>sexual <text:s/>favors <text:s/>in <text:s/>return, which <text:s/>she <text:s/>refused <text:s/>to <text:s/>give. The <text:s/>Stasi informers <text:s/>were <text:s/>everywhere, <text:s/>so <text:s/>there <text:s/>was <text:s/>no <text:s/>freedom of speech, <text:s/>no freedom <text:s/>at <text:s/>all <text:s/>in <text:s/>fact. <text:s/>They <text:s/>had <text:s/>wanted <text:s/>her <text:s/>to <text:s/>be <text:s/>an <text:s/>informer and <text:s/>she refused, <text:s/>which <text:s/>made <text:s/>any <text:s/>possibility <text:s/>for <text:s/>advancement <text:s/>impossible. <text:s/>And everyone <text:s/>knows <text:s/>that <text:s/>the <text:s/>Russians <text:s/>are <text:s/>really <text:s/>in <text:s/>charge, <text:s/>that <text:s/>the <text:s/>so-called German Democratic Republic is nothing but a puppet and the Russians are hated. She added, <text:s/>almost <text:s/>as <text:s/>an <text:s/>afterthought, <text:s/>that <text:s/>if <text:s/>the <text:s/>wall <text:s/>came <text:s/>down the <text:s/>whole <text:s/>population <text:s/>might <text:s/>go <text:s/>over <text:s/>to <text:s/>the <text:s/>west. <text:s/>Did <text:s/>they <text:s/>already <text:s/>know that? She asked herself. Was she going too far? </text:p>
      <text:p text:style-name="Standard">“Frau Cornelius,” <text:s/>her <text:s/>American <text:s/>interrogator <text:s/>was <text:s/>saying. <text:s/>“Is something wrong?” <text:s/>And <text:s/>she <text:s/>realized <text:s/>that <text:s/>there <text:s/>were <text:s/>tears <text:s/>in <text:s/>her <text:s/>eyes <text:s/>and <text:s/>she <text:s/>had almost forgotten his presence. </text:p>
      <text:p text:style-name="Standard">“No, I’m sorry, it’s just that…” </text:p>
      <text:p text:style-name="Standard">Marvin Jacks had the impression that she looked familiar, even thought of <text:s/>that <text:s/>young <text:s/>Russian <text:s/>woman <text:s/>he'd <text:s/>met <text:s/>in <text:s/>the <text:s/>bar <text:s/>in <text:s/>San <text:s/>Francisco, <text:s/>and then lost. He'd only been with her for less than a hour and his memory of her was dim, especially because he had been at least half-drunk. It didn't occur to him that this could be the same person.</text:p>
      <text:p text:style-name="Standard"/>
      <text:p text:style-name="P1">Chapter 9</text:p>
      <text:p text:style-name="Standard"/>
      <text:p text:style-name="P3">Frankfurt, December 1968</text:p>
      <text:p text:style-name="Standard">Lt. Marvin Jacks rented a room in a pension on Hamburger Allee in Frankfurt. He smiled at the street’s name. Did it make the love affair sound trite, even ridiculous? In German the reference was to the city of Hamburg, and he had every intention of keeping it a secret as far as his American compatriots were concerned. He didn’t want them installing bugs in the room. The only other person who knew about it <text:soft-page-break/>was the lady in question: Frau Anneliese Cornelius. Lt. Cornelius and frau had been thoroughly debriefed and they were let loose to pursue their lives in West Germany. There was, however, a shade of suspicion, on the part of Master Sergeant Jack Quinn, that they might be Stasi agents. Quinn hadn’t participated in any of the interrogations, but he'd read the reports, as Colonel Banks routinely asked him to do. Then the meeting with Banks and the two interrogators, the other being a First Lt. Hamburg (sic). Although <text:s/>outranked <text:s/>by <text:s/>everyone, <text:s/>Quinn <text:s/>ran <text:s/>the <text:s/>meeting. <text:s/>Hamburg <text:s/>and Jacks had <text:s/>copies <text:s/>of <text:s/>the <text:s/>interrogation <text:s/>reports on <text:s/>their laps; <text:s/>Quinn <text:s/>had <text:s/>no papers. Banks looked bored.</text:p>
      <text:p text:style-name="Standard">“You <text:s/>guys <text:s/>say <text:s/>you’re <text:s/>satisfied <text:s/>these <text:s/>people <text:s/>are <text:s/>on <text:s/>the <text:s/>level, <text:s/>right?” Quinn <text:s/>asked, <text:s/>looking <text:s/>at <text:s/>the <text:s/>two <text:s/>officers <text:s/>one <text:s/>after <text:s/>the <text:s/>other. <text:s/>Actually neither <text:s/>had <text:s/>written <text:s/>exactly <text:s/>that <text:s/>in <text:s/>their <text:s/>reports. <text:s/>Like <text:s/>good <text:s/>bureaucrats covering <text:s/>themselves <text:s/>just <text:s/>in <text:s/>case, <text:s/>they <text:s/>had <text:s/>written <text:s/>that <text:s/>they <text:s/>found <text:s/>no indication that the Cornelius couple weren’t what they said they were: real defectors. Lt. Hamburg, was annoyed at being treated as a subordinate by an enlisted man, Col. Banks’ favorite because he had a good jump shot. He also <text:s/>knew <text:s/>from <text:s/>experience, <text:s/>however, <text:s/>that <text:s/>Sgt. Quinn <text:s/>had <text:s/>a <text:s/>nose <text:s/>for <text:s/>smelling lies. <text:s/>Not <text:s/>lies <text:s/>exactly <text:s/>– <text:s/>any interrogator <text:s/>worth <text:s/>his <text:s/>salt <text:s/>could <text:s/>do <text:s/>that – but half-truths, <text:s/>which <text:s/>were <text:s/>much <text:s/>harder <text:s/>to <text:s/>detect. <text:s/>Sgt. <text:s/>Quinn <text:s/>called it intuition. And that’s why Col. Banks had him read all the interrogation reports before making final decisions. “I found <text:s/>no indication that he isn't,” Hamburg said.</text:p>
      <text:p text:style-name="Standard">“Same <text:s text:c="2"/>difference.” <text:s/>Quinn <text:s text:c="2"/>brushed <text:s text:c="2"/>off <text:s text:c="2"/>Hamburg’s <text:s text:c="2"/>correction. <text:s text:c="2"/>He questioned <text:s/>Jacks <text:s/>with <text:s/>his <text:s/>eyebrows. <text:s/>“I <text:s/>found <text:s/>nothing <text:s/>in <text:s/>Frau <text:s/>Cornelius’s story to think otherwise,” Jacks said.</text:p>
      <text:p text:style-name="Standard">“Well, you might both be right, but something about this bothers me.” He <text:s/>looked <text:s/>at <text:s/>Col. <text:s/>Banks, <text:s/>seated <text:s/>behind <text:s/>his <text:s/>large <text:s/>desk, <text:s/>to <text:s/>see <text:s/>if <text:s/>he <text:s/>was paying <text:s/>attention. <text:s/>Banks <text:s/>was. <text:s/>“Go <text:s/>on, <text:s/>Sergeant,” <text:s/>he <text:s/>said, <text:s/>stroking <text:s/>his mustache wisely.</text:p>
      <text:p text:style-name="Standard">“Just for a moment let’s assume that they are Stasi agents,” Quinn said. “One’s an army officer, the other works in the Foreign Ministry, according to their cover story at least. This makes them interesting, right?” </text:p>
      <text:p text:style-name="Standard">“Certainly does,” Col. Banks agreed.</text:p>
      <text:p text:style-name="Standard">“They cross over and come to us. Why?” He directed the question at Lt. Hamburg.</text:p>
      <text:p text:style-name="Standard">“Because he’s army and we’re army,” Hamburg replied.</text:p>
      <text:p text:style-name="Standard">“Right. But why didn’t they go to the West German army? Did either of you <text:s/>ask <text:s/>that <text:s/>question?” <text:s/>He <text:s/>shook <text:s/>his <text:s/>head. <text:s/>“Never <text:s/>mind, <text:s/>it’s <text:s/>not <text:s/>in <text:s/>your reports. The question, then, is: Why not?”</text:p>
      <text:p text:style-name="Standard">“Goddammit, Colonel, I wish you’d remind Sgt. Quinn that we’re officers and he should address us as such.”</text:p>
      <text:p text:style-name="Standard">Col. <text:s/>Banks <text:s/>raised <text:s/>his <text:s/>eyebrows <text:s/>and <text:s/>smiled <text:s/>ever <text:s/>so <text:s/>faintly. <text:s/>Then, <text:s/>to Quinn: “He’s right, Sergeant. But this is an informal meeting, so let’s just get on with it.” <text:s/></text:p>
      <text:p text:style-name="Standard">“Why not…Lieutenant?” he looked at Jacks.</text:p>
      <text:p text:style-name="Standard">Jacks suppressed the impulse to address Quinn as Sir, and said that he hadn’t <text:soft-page-break/>thought of it. </text:p>
      <text:p text:style-name="Standard">“And you?” looking at Hamburg and infuriating him by omission. </text:p>
      <text:p text:style-name="Standard">“Because the answer is that the West Germans would have kept them in much <text:s/>less <text:s/>comfortable <text:s/>circumstances <text:s/>than <text:s/>we <text:s/>do, <text:s/>and <text:s/>for <text:s/>longer, <text:s/>and would have made him join the West German army to prove his loyalty, and as an Enlisted Man to boot.”</text:p>
      <text:p text:style-name="Standard">“Good reasons to come to us instead,” Quinn said, “especially the E.M. part. But how would he know that?”</text:p>
      <text:p text:style-name="Standard">“The <text:s/>grapevine, <text:s/>Quinn, <text:s/>probably <text:s/>everyone <text:s/>in <text:s/>the <text:s/>East <text:s/>German <text:s/>army knows it – the officers anyway.”</text:p>
      <text:p text:style-name="Standard">“So you assumed that was the reason and didn’t bother to ask, right?” </text:p>
      <text:p text:style-name="Standard">“Right.”</text:p>
      <text:p text:style-name="Standard">“And you, Lt. Jacks, didn’t think of it.”</text:p>
      <text:p text:style-name="Standard">Jacks <text:s/>nodded. <text:s/>He liked <text:s/>and <text:s/>admired <text:s/>Quinn, <text:s/>despite <text:s/>being <text:s/>on the <text:s/>hot- seat, <text:s/>couldn’t <text:s/>help <text:s/>it. <text:s/>Anyway, <text:s/>it <text:s/>was <text:s/>his <text:s/>first <text:s/>interrogation, <text:s/>and <text:s/>of <text:s/>the woman, not the army officer, so his seat wasn’t that hot.</text:p>
      <text:p text:style-name="Standard">“But <text:s/>there <text:s/>could <text:s/>be <text:s/>another <text:s/>reason <text:s/>for <text:s/>coming <text:s/>to <text:s/>us <text:s/>instead <text:s/>of <text:s/>the Germans,” Quinn went on, “an even better one.” He sat back like an actor waiting for his cue. Col. Banks supplied it: “What’s that, Sergeant?” </text:p>
      <text:p text:style-name="Standard">“The <text:s/>Germans <text:s/>are <text:s/>a <text:s/>hell <text:s/>of <text:s/>a <text:s/>lot <text:s/>better at this than we are. Sorry <text:s/>to admit it, Sir, but it’s true, inevitable.”</text:p>
      <text:p text:style-name="Standard">“Why inevitable,” Col. Banks asked, frowning.</text:p>
      <text:p text:style-name="Standard">“Because they’re Germans, know the German soul, can detect nuances that <text:s/>we <text:s/>can’t, <text:s/>know <text:s/>more <text:s/>about <text:s/>the <text:s/>East <text:s/>German <text:s/>army <text:s/>and <text:s/>Stasi. <text:s/>So German <text:s/>Military <text:s/>Intelligence, <text:s/>if <text:s/>there <text:s/>was <text:s/>even <text:s/>the <text:s/>whiff <text:s/>of <text:s/>suspicion, would <text:s/>have <text:s/>turned <text:s/>them <text:s/>over <text:s/>to <text:s/>the <text:s/><text:span text:style-name="T1">Bundessicherheitsdienst </text:span>– <text:s/>their <text:s/>CIA. We don’t do that, to us they’re guests from hell who have recognized the evils of communism <text:s/>and <text:s/>are <text:s/>now <text:s/>friends. <text:s/>All <text:s/>we want <text:s/>is <text:s/>military information. </text:p>
      <text:p text:style-name="Standard">“That’s not true, Quinn,” Hamburg protested. “We look for agents, too, all the time.” </text:p>
      <text:p text:style-name="Standard">“True,” <text:s/>Quinn <text:s/>rejoined <text:s/>calmly, <text:s/>“but <text:s/>it’s <text:s/>not <text:s/>our <text:s/>priority; <text:s/>it <text:s/>is <text:s/>theirs. Furthermore, we got turnstile interrogators and analysts. You do your tour of <text:s/>duty <text:s/>and <text:s/>leave <text:s/>or <text:s/>are <text:s/>transferred. The <text:s/>draftees <text:s/>go <text:s/>home <text:s/>just <text:s/>when they’re <text:s/>beginning <text:s/>to <text:s/>know what <text:s/>they’re <text:s/>doing. <text:s/>The <text:s/>Germans <text:s/>aren’t <text:s/>going anywhere.”</text:p>
      <text:p text:style-name="Standard">“What’s your point, Quinn?” Lt. Hamburg asked after an embarrassing silence.</text:p>
      <text:p text:style-name="Standard">“I thought it was obvious, Hamburg, but….”</text:p>
      <text:p text:style-name="Standard">“Col. Banks!” Hamburg almost shouted.</text:p>
      <text:p text:style-name="Standard">“We know you’re an officer, Hamburg,” Banks said calmly. “We can see the bars on your shoulders. Now just shut up and listen.”</text:p>
      <text:p text:style-name="Standard">Hamburg turned beet-red, and probably didn’t listen.</text:p>
      <text:p text:style-name="Standard">“Anyway,” Quinn went on, “they may have come to us for the reasons stated <text:s/>by <text:s/>Lt. <text:s/>Hamburg – or they <text:s/>may <text:s/>have <text:s/>come <text:s/>because <text:s/>they <text:s/>wanted <text:s/>to avoid a real, <text:s/>hard-ass interrogation by people <text:s/>who <text:s/>would <text:s/>at least <text:s/>suspect them.”</text:p>
      <text:p text:style-name="Standard"><text:soft-page-break/>“You mean who have other priorities,” Col. Banks said.</text:p>
      <text:p text:style-name="Standard">“Yes, Sir,” Quinn smiled.</text:p>
      <text:p text:style-name="Standard">“So what do you suggest?”</text:p>
      <text:p text:style-name="Standard">“That we keep them under surveillance for a while.”</text:p>
      <text:p text:style-name="Standard">“Ah,” the colonel said, “and how do we do that?”</text:p>
      <text:p text:style-name="Standard">Hamburg woke up. “I can assemble a surveillance team, Sir.”</text:p>
      <text:p text:style-name="Standard">Banks raised his eyebrows and looked at Quinn.</text:p>
      <text:p text:style-name="Standard">“A two-day course in Munich, which is the amount of training you guys get, doesn’t <text:s/>make <text:s/>a <text:s/>surveillance <text:s/>team, <text:s/>Hamburg.” <text:s/>Hamburg <text:s/>opened <text:s/>his mouth but nothing came out. “And if they are agents, they’ve been trained to spot amateur surveillance,” Quinn said. “No, we have to do it a different way.”</text:p>
      <text:p text:style-name="Standard">“Er…”</text:p>
      <text:p text:style-name="Standard">“Yes, Lt. Jacks?” Col. Banks said.</text:p>
      <text:p text:style-name="Standard">“Why don’t we just turn the case over to the CIA?” It was a rhetorical question; he knew they wouldn’t buy it.</text:p>
      <text:p text:style-name="Standard">Banks smiled and again looked at Quinn. He obviously didn’t want to be quoted.</text:p>
      <text:p text:style-name="Standard">“Because they’re worse than us, you can spot them as Americans a mile away. Anyway, they probably wouldn’t take it seriously. After all, we have no facts.”</text:p>
      <text:p text:style-name="Standard">“Only your intuition, Sgt. Quinn,” Banks said, “and that’s good enough for me. What other way?” <text:s text:c="2"/></text:p>
      <text:p text:style-name="Standard">“Jacks can come <text:s/>on to the woman. Reading <text:s/>between <text:s/>the <text:s/>lines <text:s/>of <text:s/>his report, I detect a rapport.”</text:p>
      <text:p text:style-name="Standard">Marvin Jacks hoped his face wasn’t as red as Hamburg’s. They were all looking <text:s/>at <text:s/>him. <text:s/>He’d <text:s/>intended <text:s/>to <text:s/>get <text:s/>in <text:s/>touch <text:s/>with <text:s/>her <text:s/>anyway, now they were asking him to, but for a very different reason.</text:p>
      <text:p text:style-name="Standard">“Is that the case, Lt. Jacks?” Col. Banks asked.</text:p>
      <text:p text:style-name="Standard">Sgt. Quinn is very perceptive,” Jacks said with a silly grin, “but yes, we got on well.”</text:p>
      <text:p text:style-name="Standard">“Okay, go on, Sergeant Quinn.”</text:p>
      <text:p text:style-name="Standard">“We <text:s/>check her out for a <text:s/>few days, just to see <text:s/>if there’s a pattern of some place she goes where Jacks could bump into her, by accident that is. Then Jacks <text:s/>makes <text:s/>a <text:s/>date <text:s/>with <text:s/>her, <text:s/>starts <text:s/>an <text:s/>affair <text:s/>if <text:s/>possible, <text:s/>finds out if there’s anything to my intuition about them.”</text:p>
      <text:p text:style-name="Standard">“What about the husband?” Hamburg said, just to say something. “Well,” <text:s/>Quinn <text:s/>answered, “if <text:s/>she’s a <text:s/>loyal <text:s/>wife <text:s/>and or a <text:s/>good <text:s/>agent, Jacks’ll get shot down – I don’t mean that literally. What do you think about that though, Lt. Jacks?” <text:s/></text:p>
      <text:p text:style-name="Standard">“Her husband’s not the romantic type,” Jacks said. That did get a laugh.</text:p>
      <text:p text:style-name="Standard">“You willing, Lt. Jacks?” Col. Banks asked. After a short pretense of thinking it over: “Yes, Sir.” </text:p>
      <text:p text:style-name="Standard"/>
      <text:p text:style-name="P1">Chapter 10</text:p>
      <text:p text:style-name="Standard"/>
      <text:p text:style-name="Standard">Quinn had a German driver, a friend of his employed by Camp King, observe Frau <text:s/><text:soft-page-break/>Cornelius. <text:s/>He’d <text:s/>been <text:s/>in <text:s/>the <text:s/>Wehrmacht <text:s/>M.I. <text:s/>and <text:s/>had <text:s/>surveillance experience, was also smart. After the first week he reported back that she went <text:s/>to the <text:s/>flea market <text:s/>in <text:s/>Bockenheim <text:s/>two or three <text:s/>times, <text:s/>bought some cheap stuff. Quinn asked him if she might be making a contact there. The driver <text:s/>shrugged. <text:s/>“<text:span text:style-name="T1">Könnte <text:s/>sein</text:span>,” <text:s/>he <text:s/>said, <text:s/>but <text:s/>he <text:s/>hadn’t <text:s/>noticed <text:s/>anything, though he admitted that it would be a perfect place for it. Quinn told Jacks to <text:s/>let <text:s/>her <text:s/>see <text:s/>and <text:s/>approach <text:s/>him, <text:s/>if <text:s/>possible. <text:s/>If <text:s/>she <text:s/>didn’t, <text:s/>he <text:s/>should approach her, but <text:s/>if he thought <text:s/>she <text:s/>wanted <text:s/>to avoid him they’d <text:s/>drop <text:s/>the whole <text:s/>thing. <text:s/>“And <text:s/>Jacks,” <text:s/>Quinn, <text:s/>damn <text:s/>him, <text:s/>said, <text:s/>but <text:s/>Jacks <text:s/>was <text:s/>used <text:s/>by then to being treated as his subordinate, “remember this is work, so don’t fall for her or you might be in trouble, if what I’m thinking is true, that is.”</text:p>
      <text:p text:style-name="Standard">“Don’t worry about that, Sgt. Quinn.” Why worry, when it had already happened?</text:p>
      <text:p text:style-name="Standard">The <text:s/>meeting <text:s/>came <text:s/>off <text:s/>perfectly. <text:s/>Jacks <text:s/>went <text:s/>to <text:s/>the <text:s/>Bockenheimer <text:s/>flea market the following Saturday in civvies. It was big and he didn’t look out of place, <text:s/>for <text:s/>there <text:s/>were <text:s/>other <text:s/>Americans <text:s/>there, <text:s/>servicemen <text:s/>looking <text:s/>for bargains. He saw her at a used books stand concentrated on a book she was leafing through. He strolled to the other side of the same stand until he was directly across from her. The book she held was the first volume of Goethe’s Complete <text:s/>Works. He leaned across and picked <text:s/>up the second volume <text:s/>and opened it. She saw his hand do it of course and looked up.</text:p>
      <text:p text:style-name="Standard">“Lt. Jacks!” she said.</text:p>
      <text:p text:style-name="Standard">He looked up innocently and pretended to be trying to place her. Then, “Frau <text:s/>Cornelius, <text:s/>what <text:s/>a <text:s/>surprise!” <text:s/>He <text:s/>walked <text:s/>around <text:s/>the <text:s/>stand <text:s/>and <text:s/>they shook hands.</text:p>
      <text:p text:style-name="Standard">“Are you interested in Goethe?” she asked him.</text:p>
      <text:p text:style-name="Standard">“I’d like to be more interested, but <text:s/>he’s a bit difficult for me, I need <text:s/>a dictionary at my elbow.”</text:p>
      <text:p text:style-name="Standard">She laughed. “It’s a good way to improve your German.”</text:p>
      <text:p text:style-name="Standard">“Undoubtedly. Are you going to buy that book?”</text:p>
      <text:p text:style-name="Standard">“No, the dealer will only sell the complete set. He’s right of course. Why break it up?”</text:p>
      <text:p text:style-name="Standard">Jacks saw his opening. <text:s/>“Oh? How much <text:s/>does he <text:s/>want?” The <text:s/>dealer, <text:s/>a skinny little man with a huge mustache, was watching them from his seat at the opposite corner of the stand. He smelled a sale.</text:p>
      <text:p text:style-name="Standard">“A hundred marks. That’s frightfully expensive for used books.”</text:p>
      <text:p text:style-name="Standard">“It <text:s/>depends <text:s/>on how <text:s/>you look at <text:s/>it. <text:s/>If <text:s/>they <text:s/>were new <text:s/>they’d <text:s/>cost a <text:s/>lot more, and the words are the same.”</text:p>
      <text:p text:style-name="Standard">“I <text:s/>suppose <text:s/>you’re <text:s/>right,” <text:s/>she <text:s/>said. <text:s/>“And <text:s/>they <text:s/>are <text:s/>quite <text:s/>beautiful, <text:s/>pre- war, of course.”</text:p>
      <text:p text:style-name="Standard">“Wait <text:s/>here,” <text:s/>Jacks <text:s/>told <text:s/>her. <text:s/>He <text:s/>went <text:s/>over <text:s/>to <text:s/>the <text:s/>dealer, <text:s/>greeted <text:s/>him cordially as one must, and asked if he could reserve the complete set with twenty <text:s/>marks, <text:s/>that <text:s/>he <text:s/>would <text:s/>return <text:s/>the <text:s/>next <text:s/>day <text:s/>with <text:s/>the <text:s/>rest <text:s/>of <text:s/>the money. </text:p>
      <text:p text:style-name="Standard">“Jawohl, Mein Herr, you certainly may,” the dealer said and held out his hand. Jacks <text:soft-page-break/>gave him the twenty and he took a piece of cardboard from his pocket, printed GEKAUFT on it, and placed it on the center volume of the set. Jacks wondered if he could get the money back as confidential funds, but immediately decided against asking. She isn’t a spy, for God’s sake. </text:p>
      <text:p text:style-name="Standard">“I’ll pay him the rest tomorrow and the first volume is yours,” he told her when he was again at her side.</text:p>
      <text:p text:style-name="Standard">“But Lt. Jacks, I couldn’t accept that. Besides, you’ll want to keep the set complete.”</text:p>
      <text:p text:style-name="Standard">“Maybe you can help me with Goethe’s German in return.” She smiled, but didn’t answer.</text:p>
      <text:p text:style-name="Standard">“How about a coffee?”</text:p>
      <text:p text:style-name="Standard">She looked at her watch and said, “I have to go now, but…When will you pick up the books?”</text:p>
      <text:p text:style-name="Standard">“It’s Sunday tomorrow, so any time really.”</text:p>
      <text:p text:style-name="Standard">“Twelve?”</text:p>
      <text:p text:style-name="Standard">“Fine, it’s a date.”</text:p>
      <text:p text:style-name="Standard">“Auf Wiedersehen, Lt. Jacks,” she said and gave him her hand.</text:p>
      <text:p text:style-name="Standard">“Auf Wiedersehen, Frau Cornelius.” He watched her walk away. Not the Germanic type at all, he thought. Dark hair, petite, beautiful in her way. They <text:s/>met <text:s/>the <text:s/>next <text:s/>day <text:s/>at <text:s/>the <text:s/>book <text:s/>stall, <text:s/>he <text:s/>paid <text:s/>the <text:s/>remainder <text:s/>of <text:s/>the money to the dealer, who wrapped the ten volumes in two packages. She took one, he the other, and they walked off together. It was cold and they were thankful for the warm gemütlich café. Jacks ordered brandy with their coffee. She poured hers into the coffee and insisted that he try it. He did. They <text:s/>stayed <text:s/>there <text:s/>over <text:s/>an <text:s/>hour. <text:s/>One <text:s/>thing <text:s/>led <text:s/>to <text:s/>another. <text:s/>He <text:s/>asked <text:s/>her about her plans now in the west. She said that her husband was thinking of</text:p>
      <text:p text:style-name="Standard">joining the army if they would recognize his commission. She had applied at several places as a secretary, but she had the impression that there was a certain prejudice against people <text:s/>from the east, so it wasn’t easy. She also admitted <text:s/>that <text:s/>she <text:s/>was <text:s/>thinking <text:s/>of <text:s/>leaving <text:s/>her <text:s/>husband. <text:s/>He <text:s/>was <text:s/>so, <text:s/>well, military. It wasn’t his fault really, but now that she was free, she wanted to be completely so. After a half dozen brandies they went to a nearby hotel and spent another hour there under the eiderdown. Jack had fallen – hard. He rented the room on Hamburger Allee and they met there almost every day for a month. Then she disappeared. <text:s/></text:p>
      <text:p text:style-name="Standard">That <text:s/>last <text:s/>day <text:s/>in <text:s/>their <text:s/>room <text:s/>on <text:s/>Hamburger <text:s/>Allee, <text:s/>Anneliese <text:s/>was especially loving, sexually and, later, tenderly. Jacks felt tears on her cheeks, but ascribed it to his love-making technique which, if the truth be told, was amateurish <text:s/>compared <text:s/>to <text:s/>hers. <text:s/>He <text:s/>was <text:s/>twenty-one, <text:s/>she <text:s/>twenty, <text:s/>and <text:s/>he wondered <text:s/>if <text:s/>experience <text:s/>or <text:s/>natural <text:s/>talent <text:s/>had <text:s/>been <text:s/>her <text:s/>teacher <text:s/>– <text:s/>but <text:s/>he didn’t ask. The next day she didn’t show, nor the next. He noticed that both Goethe volumes, which they had begun reading together, were gone. Her phone didn’t answer and when he went to her apartment the landlord told him <text:s/>that <text:s/>Herr <text:s/>and <text:s/>Frau <text:s/>Cornelius <text:s/>had <text:s/>moved <text:s/>out <text:s/>two <text:s/>days <text:s/>ago, <text:s/>without leaving a forwarding address. </text:p>
      <text:p text:style-name="Standard"><text:soft-page-break/></text:p>
      <text:p text:style-name="Standard">To be continued.</text:p>
      <text:p text:style-name="Standard"/>
      <text:p text:style-name="Standard">Chapters <text:s/>6 &amp; 7 https://southerncrossreview.org/154/love-spies-6-7.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swiss"/>
    <style:font-face style:name="Arial" svg:font-family="Ari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ZW"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4pt" fo:language="en" fo:country="ZW"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2"/>
    </style:style>
    <style:style style:name="Caption" style:family="paragraph" style:parent-style-name="Standard" style:class="extra">
      <style:paragraph-properties fo:margin-top="0.212cm" fo:margin-bottom="0.212cm" text:number-lines="false" text:line-number="0"/>
      <style:text-properties style:font-name="Calibri" fo:font-size="14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Smith</meta:initial-creator>
    <meta:creation-date>2024-02-23T12:48:45.50</meta:creation-date>
    <dc:date>2024-02-23T14:02:33.77</dc:date>
    <dc:creator>Frank Smith</dc:creator>
    <meta:editing-duration>PT58M36S</meta:editing-duration>
    <meta:editing-cycles>5</meta:editing-cycles>
    <meta:generator>OpenOffice/4.1.15$Win32 OpenOffice.org_project/4115m2$Build-9813</meta:generator>
    <meta:document-statistic meta:table-count="0" meta:image-count="1" meta:object-count="0" meta:page-count="8" meta:paragraph-count="101" meta:word-count="3144" meta:character-count="18252"/>
  </office:meta>
</office:document-meta>
</file>